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ee1b4" officeooo:paragraph-rsid="001ee1b4"/>
    </style:style>
    <style:style style:name="P2" style:family="paragraph" style:parent-style-name="Standard">
      <style:text-properties officeooo:rsid="001ee1b4" officeooo:paragraph-rsid="001ee1b4"/>
    </style:style>
    <style:style style:name="P3" style:family="paragraph" style:parent-style-name="Standard">
      <style:text-properties officeooo:rsid="001ff3bf" officeooo:paragraph-rsid="001ff3bf"/>
    </style:style>
    <style:style style:name="T1" style:family="text">
      <style:text-properties officeooo:rsid="001ff3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:</text:p>
      <text:p text:style-name="P1">What factors made people more likely to survive?</text:p>
      <text:p text:style-name="P1"><text:line-break/>Data wrangling:</text:p>
      <text:p text:style-name="P1">1) Mapping the ages into 8 bins: '0-10', '10-20', '20-30', etc.</text:p>
      <text:p text:style-name="P1">2) Mapping Sibsp into 2 bins: had siblings / spouse or not</text:p>
      <text:p text:style-name="P1">3) Mapping Parch into 2 bins: had parents / childre<text:span text:style-name="T1">т</text:span> or not</text:p>
      <text:p text:style-name="P1">4) Mapping ticket fares into 2 bins: 'cheap' (fare &lt;= 50) and 'expensive' (fare &gt; 50)</text:p>
      <text:p text:style-name="P3">Please see additional comments in notebook</text:p>
      <text:p text:style-name="P1"/>
      <text:p text:style-name="P1">Exploration:</text:p>
      <text:p text:style-name="P1">Please see Jupyter notebook for visualizations and statistical summaries</text:p>
      <text:p text:style-name="P1"/>
      <text:p text:style-name="P1">Conclusions:</text:p>
      <text:p text:style-name="P1">Looks like women and children were more likely to survive. These findings are tentative at this point though, because I did not do rigorous statistical analysis.</text:p>
      <text:p text:style-name="P3">Please see additional comments in notebook</text:p>
      <text:p text:style-name="P1"/>
      <text:p text:style-name="P1">Communication:</text:p>
      <text:p text:style-name="P1">Please see Jupyter notebook for visualizations and statistical summarie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17:31:24.589255388</meta:creation-date>
    <dc:date>2016-11-23T03:25:15.763651248</dc:date>
    <meta:editing-duration>PT9M43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5" meta:word-count="121" meta:character-count="766" meta:non-whitespace-character-count="658"/>
  </office:meta>
</office:document-meta>
</file>